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2b0" officeooo:paragraph-rsid="000bb2b0"/>
    </style:style>
    <style:style style:name="P2" style:family="paragraph" style:parent-style-name="Standard">
      <style:text-properties officeooo:rsid="000bb2b0" officeooo:paragraph-rsid="000cd83f"/>
    </style:style>
    <style:style style:name="P3" style:family="paragraph" style:parent-style-name="Standard">
      <style:text-properties officeooo:rsid="000cd83f" officeooo:paragraph-rsid="000cd83f"/>
    </style:style>
    <style:style style:name="P4" style:family="paragraph" style:parent-style-name="Standard">
      <style:text-properties officeooo:paragraph-rsid="000cd83f"/>
    </style:style>
    <style:style style:name="P5" style:family="paragraph" style:parent-style-name="Standard">
      <style:text-properties officeooo:rsid="0012f279" officeooo:paragraph-rsid="000fda0a"/>
    </style:style>
    <style:style style:name="P6" style:family="paragraph" style:parent-style-name="Standard">
      <style:text-properties officeooo:paragraph-rsid="000fda0a"/>
    </style:style>
    <style:style style:name="P7" style:family="paragraph" style:parent-style-name="Standard">
      <style:text-properties officeooo:rsid="00178a91" officeooo:paragraph-rsid="0012d716"/>
    </style:style>
    <style:style style:name="P8" style:family="paragraph" style:parent-style-name="Standard">
      <style:text-properties officeooo:rsid="0019292a" officeooo:paragraph-rsid="00118f5d"/>
    </style:style>
    <style:style style:name="P9" style:family="paragraph" style:parent-style-name="Standard">
      <style:text-properties officeooo:rsid="00147c4b" officeooo:paragraph-rsid="00118f5d"/>
    </style:style>
    <style:style style:name="P10" style:family="paragraph" style:parent-style-name="Standard">
      <style:text-properties officeooo:paragraph-rsid="00118f5d"/>
    </style:style>
    <style:style style:name="T1" style:family="text">
      <style:text-properties officeooo:rsid="000cd83f"/>
    </style:style>
    <style:style style:name="T2" style:family="text">
      <style:text-properties officeooo:rsid="0012f279"/>
    </style:style>
    <style:style style:name="T3" style:family="text">
      <style:text-properties officeooo:rsid="00147c4b"/>
    </style:style>
    <style:style style:name="T4" style:family="text">
      <style:text-properties officeooo:rsid="000fda0a"/>
    </style:style>
    <style:style style:name="T5" style:family="text">
      <style:text-properties officeooo:rsid="0013f475"/>
    </style:style>
    <style:style style:name="T6" style:family="text">
      <style:text-properties officeooo:rsid="00118f5d"/>
    </style:style>
    <style:style style:name="T7" style:family="text">
      <style:text-properties officeooo:rsid="0019292a"/>
    </style:style>
    <style:style style:name="T8" style:family="text">
      <style:text-properties officeooo:rsid="00151e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if not exists mallorcaRent;</text:p>
      <text:p text:style-name="P1">use mallorcaRent;</text:p>
      <text:p text:style-name="P1"/>
      <text:p text:style-name="P1">create table if not exists allotjament(</text:p>
      <text:p text:style-name="P1">nom_comercial varchar(50),</text:p>
      <text:p text:style-name="P1">numero_registre int(11) primary key,</text:p>
      <text:p text:style-name="P1">descripcio_cat text,</text:p>
      <text:p text:style-name="P1">descripcio_esp text,</text:p>
      <text:p text:style-name="P1">descripcio_eng text,</text:p>
      <text:p text:style-name="P1">municipi varchar(50),</text:p>
      <text:p text:style-name="P1">adreca varchar(100),</text:p>
      <text:p text:style-name="P1">tipus_allotjament int(11),</text:p>
      <text:p text:style-name="P1">tipus_vacances int(11),</text:p>
      <text:p text:style-name="P1">categoria varchar(50),</text:p>
      <text:p text:style-name="P1">num_persones int(11),</text:p>
      <text:p text:style-name="P1">habitacions int(11),</text:p>
      <text:p text:style-name="P1">llits int(11),</text:p>
      <text:p text:style-name="P1">banys int(11),</text:p>
      <text:p text:style-name="P1">propietari varchar(50),</text:p>
      <text:p text:style-name="P1">serveis int(11)</text:p>
      <text:p text:style-name="P1">);</text:p>
      <text:p text:style-name="P1">create table if not exists fotografia(</text:p>
      <text:p text:style-name="P1">num_registre int(11) primary key,</text:p>
      <text:p text:style-name="P1">nom varchar(50)</text:p>
      <text:p text:style-name="P1">);</text:p>
      <text:p text:style-name="P2">create table if not exists comentaris<text:span text:style-name="T1">(</text:span></text:p>
      <text:p text:style-name="P3">usuari varchar(50),</text:p>
      <text:p text:style-name="P3">allotjament int(11),</text:p>
      <text:p text:style-name="P3">comentari text,</text:p>
      <text:p text:style-name="P3">data date,</text:p>
      <text:p text:style-name="P3">hora time,</text:p>
      <text:p text:style-name="P3">primary key(usuari,allotjament)</text:p>
      <text:p text:style-name="P2"><text:span text:style-name="T1">);</text:span></text:p>
      <text:p text:style-name="P2">create table if not exists <text:span text:style-name="T1">municipi(</text:span></text:p>
      <text:p text:style-name="P3">poble varchar(50) primary key,</text:p>
      <text:p text:style-name="P3">illa varchar(50)</text:p>
      <text:p text:style-name="P2"><text:span text:style-name="T1">);</text:span></text:p>
      <text:p text:style-name="P2">create table if not exists <text:span text:style-name="T1">preus(</text:span></text:p>
      <text:p text:style-name="P4">categoria <text:span text:style-name="T1">varchar(50) primary key</text:span>,</text:p>
      <text:p text:style-name="P4">temporadaA <text:span text:style-name="T1">varchar(10)</text:span>,</text:p>
      <text:p text:style-name="P4">preuA <text:span text:style-name="T1">double</text:span>,</text:p>
      <text:p text:style-name="P4">temporadaB <text:span text:style-name="T1">varchar(10)</text:span>,</text:p>
      <text:p text:style-name="P4">preuB <text:span text:style-name="T1">double</text:span></text:p>
      <text:p text:style-name="P2"><text:span text:style-name="T1">);</text:span></text:p>
      <text:p text:style-name="P3">create table if not exists <text:span text:style-name="T2">reserves(</text:span></text:p>
      <text:p text:style-name="Standard">allotjament int<text:span text:style-name="T1">(11) </text:span>,</text:p>
      <text:p text:style-name="P3"><text:span text:style-name="T2">client varchar(50),</text:span></text:p>
      <text:p text:style-name="P3"><text:span text:style-name="T2">entrada </text:span>date<text:span text:style-name="T2">,</text:span></text:p>
      <text:p text:style-name="P3"><text:span text:style-name="T2">sortida </text:span>date<text:span text:style-name="T2">,</text:span></text:p>
      <text:p text:style-name="P3"><text:span text:style-name="T2">preu </text:span>double<text:span text:style-name="T2">,</text:span></text:p>
      <text:p text:style-name="P3"><text:span text:style-name="T2">estat </text:span>boolean<text:span text:style-name="T2">,</text:span></text:p>
      <text:p text:style-name="P3"><text:span text:style-name="T2">dat</text:span>a date,</text:p>
      <text:p text:style-name="P3"><text:soft-page-break/>primary key(allotjament,client)</text:p>
      <text:p text:style-name="P3">);</text:p>
      <text:p text:style-name="P5"><text:s/><text:span text:style-name="T4">create table if not exists </text:span>serveis(</text:p>
      <text:p text:style-name="P6">servei_cat varchar(50),</text:p>
      <text:p text:style-name="P6">servei_esp varchar(50),</text:p>
      <text:p text:style-name="P6">servei_eng varchar(50),</text:p>
      <text:p text:style-name="P6"><text:span text:style-name="T4">i</text:span>d int(11) primary key</text:p>
      <text:p text:style-name="P6">);</text:p>
      <text:p text:style-name="P6"/>
      <text:p text:style-name="P5"><text:s/><text:span text:style-name="T4">create table if not exists </text:span>tipus_allotjament(</text:p>
      <text:p text:style-name="P6"><text:span text:style-name="T2">allotjament_cat varchar(50),</text:span></text:p>
      <text:p text:style-name="P6"><text:span text:style-name="T2">allotajament_esp varchar(50),</text:span></text:p>
      <text:p text:style-name="P6"><text:span text:style-name="T2">allotjament_esp varchar(50),</text:span></text:p>
      <text:p text:style-name="P6">id int(11) primary key</text:p>
      <text:p text:style-name="P6"><text:span text:style-name="T2">);</text:span></text:p>
      <text:p text:style-name="P6"><text:span text:style-name="T2"><text:s/>create table if not exists traduccions(</text:span></text:p>
      <text:p text:style-name="P6">cat varchar(50) primary key,</text:p>
      <text:p text:style-name="P6">esp varchar(50),</text:p>
      <text:p text:style-name="P6">eng varchar(50)</text:p>
      <text:p text:style-name="P6">);</text:p>
      <text:p text:style-name="P5"><text:s/><text:span text:style-name="T4">create table if not exists usuaris(nom varchar(50),</text:span></text:p>
      <text:p text:style-name="P5"><text:span text:style-name="T4">llinatges varchar(50),</text:span></text:p>
      <text:p text:style-name="Standard">dni varchar(50) primary key,</text:p>
      <text:p text:style-name="P5"><text:span text:style-name="T5">telefon int(11),</text:span></text:p>
      <text:p text:style-name="P5"><text:span text:style-name="T5">email varchar(50),</text:span></text:p>
      <text:p text:style-name="P5"><text:span text:style-name="T5">password varchar(50),</text:span></text:p>
      <text:p text:style-name="P5"><text:span text:style-name="T5">admin boolean</text:span></text:p>
      <text:p text:style-name="P5"><text:span text:style-name="T5">);</text:span></text:p>
      <text:p text:style-name="Standard"><text:s/>create table if not exists vacances(</text:p>
      <text:p text:style-name="Standard">desc_cat varchar(50),</text:p>
      <text:p text:style-name="Standard">desc_esp varchar(50),</text:p>
      <text:p text:style-name="Standard">descp_eng varchar(50),</text:p>
      <text:p text:style-name="Standard">id int(11) primary key</text:p>
      <text:p text:style-name="Standard">);</text:p>
      <text:p text:style-name="P7">alter table fotografia add foreign key(num_registre) REFERENCES allotjament(numero_registre);</text:p>
      <text:p text:style-name="P7">alter table comentaris add foreign key(usuari) references usuaris(dni);</text:p>
      <text:p text:style-name="P7">alter table comentaris add foreign key(allotjament) references allotjament(numero_registre);</text:p>
      <text:p text:style-name="P7">alter table reserves add foreign key(client) references usuaris(dni);</text:p>
      <text:p text:style-name="P7">alter table allotjament add foreign key(categoria) references preus(categoria);</text:p>
      <text:p text:style-name="P7">alter table allotjament add foreign key(municipi) references municipi(poble);</text:p>
      <text:p text:style-name="P7">alter table allotjament add foreign key(tipus_allotjament) references tipus_allotjament(id);</text:p>
      <text:p text:style-name="P7">alter table allotjament add foreign key(tipus_vacances) references vacances(id);</text:p>
      <text:p text:style-name="P7">alter table allotjament add foreign key(serveis) references serveis(id);</text:p>
      <text:p text:style-name="P7">alter table allotjament add foreign key(propietari) references usuaris(dni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3:34:56.826794798</meta:creation-date>
    <dc:date>2018-11-26T16:26:54.422140347</dc:date>
    <meta:editing-duration>PT19M3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2" meta:paragraph-count="94" meta:word-count="305" meta:character-count="2553" meta:non-whitespace-character-count="2337"/>
  </office:meta>
</office:document-meta>
</file>